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5in"/>
    </style:style>
    <style:style style:name="co3" style:family="table-column">
      <style:table-column-properties fo:break-before="auto" style:column-width="0.5453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0.6465in"/>
    </style:style>
    <style:style style:name="ro1" style:family="table-row">
      <style:table-row-properties style:row-height="0.37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center"/>
      <style:text-properties fo:font-size="12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12pt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1017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10" office:value-type="string" calcext:value-type="string">
            <text:p>Week Day</text:p>
          </table:table-cell>
          <table:table-cell table:style-name="ce10" office:value-type="string" calcext:value-type="string">
            <text:p>Day Name</text:p>
          </table:table-cell>
          <table:table-cell table:style-name="ce10" office:value-type="string" calcext:value-type="string">
            <text:p>Is Leap Year</text:p>
          </table:table-cell>
          <table:table-cell table:style-name="ce10" office:value-type="string" calcext:value-type="string">
            <text:p>Week</text:p>
          </table:table-cell>
          <table:table-cell table:style-name="ce10" office:value-type="string" calcext:value-type="string">
            <text:p>Original</text:p>
          </table:table-cell>
          <table:table-cell table:style-name="ce10" office:value-type="string" calcext:value-type="string">
            <text:p>Overlap</text:p>
          </table:table-cell>
          <table:table-cell table:style-name="ce10" table:number-columns-repeated="1017"/>
        </table:table-row>
        <table:table-row table:style-name="ro2">
          <table:table-cell table:style-name="ce5" office:value-type="date" office:date-value="0172-12-31" calcext:value-type="date">
            <text:p>0173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3-01-01" calcext:value-type="date">
            <text:p>0173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3-01-02" calcext:value-type="date">
            <text:p>0173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3-01-03" calcext:value-type="date">
            <text:p>0173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3-01-04" calcext:value-type="date">
            <text:p>0173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3-01-05" calcext:value-type="date">
            <text:p>0173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3-01-06" calcext:value-type="date">
            <text:p>0173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73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3-12-31" calcext:value-type="date">
            <text:p>0174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4-01-01" calcext:value-type="date">
            <text:p>0174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4-01-02" calcext:value-type="date">
            <text:p>0174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4-01-03" calcext:value-type="date">
            <text:p>0174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4-01-04" calcext:value-type="date">
            <text:p>0174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4-01-05" calcext:value-type="date">
            <text:p>0174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74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4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4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4-12-31" calcext:value-type="date">
            <text:p>0175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5-01-01" calcext:value-type="date">
            <text:p>0175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5-01-02" calcext:value-type="date">
            <text:p>0175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5-01-03" calcext:value-type="date">
            <text:p>0175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75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5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5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5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5-12-31" calcext:value-type="date">
            <text:p>0176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6-01-01" calcext:value-type="date">
            <text:p>0176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6-01-02" calcext:value-type="date">
            <text:p>0176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76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6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6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6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6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6-12-31" calcext:value-type="date">
            <text:p>0177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7-01-01" calcext:value-type="date">
            <text:p>0177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77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7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7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7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7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7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7-12-31" calcext:value-type="date">
            <text:p>0178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78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8-12-31" calcext:value-type="date">
            <text:p>0179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9-01-01" calcext:value-type="date">
            <text:p>0179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9-01-02" calcext:value-type="date">
            <text:p>0179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9-01-03" calcext:value-type="date">
            <text:p>0179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9-01-04" calcext:value-type="date">
            <text:p>0179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79-01-05" calcext:value-type="date">
            <text:p>0179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79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79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79-12-31" calcext:value-type="date">
            <text:p>0180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0-01-01" calcext:value-type="date">
            <text:p>0180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0-01-02" calcext:value-type="date">
            <text:p>0180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0-01-03" calcext:value-type="date">
            <text:p>0180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0-01-04" calcext:value-type="date">
            <text:p>0180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80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0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0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0-12-31" calcext:value-type="date">
            <text:p>0181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1-01-01" calcext:value-type="date">
            <text:p>0181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1-01-02" calcext:value-type="date">
            <text:p>0181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1-01-03" calcext:value-type="date">
            <text:p>0181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81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1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1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0181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1-12-31" calcext:value-type="date">
            <text:p>0182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2-01-01" calcext:value-type="date">
            <text:p>0182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2-01-02" calcext:value-type="date">
            <text:p>0182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0182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2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2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2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2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2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2-12-31" calcext:value-type="date">
            <text:p>0183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5" office:value-type="date" office:date-value="0183-12-31" calcext:value-type="date">
            <text:p>0184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4-01-01" calcext:value-type="date">
            <text:p>0184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4-01-02" calcext:value-type="date">
            <text:p>0184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4-01-03" calcext:value-type="date">
            <text:p>0184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4-01-04" calcext:value-type="date">
            <text:p>0184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4-01-05" calcext:value-type="date">
            <text:p>0184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4-01-06" calcext:value-type="date">
            <text:p>0184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84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4-12-31" calcext:value-type="date">
            <text:p>0185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5-01-01" calcext:value-type="date">
            <text:p>0185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5-01-02" calcext:value-type="date">
            <text:p>0185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5-01-03" calcext:value-type="date">
            <text:p>0185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5-01-04" calcext:value-type="date">
            <text:p>0185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5-01-05" calcext:value-type="date">
            <text:p>0185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85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5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5-12-31" calcext:value-type="date">
            <text:p>0186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6-01-01" calcext:value-type="date">
            <text:p>0186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6-01-02" calcext:value-type="date">
            <text:p>0186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6-01-03" calcext:value-type="date">
            <text:p>0186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6-01-04" calcext:value-type="date">
            <text:p>0186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86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6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6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6-12-31" calcext:value-type="date">
            <text:p>0187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7-01-01" calcext:value-type="date">
            <text:p>0187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7-01-02" calcext:value-type="date">
            <text:p>0187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7-01-13" calcext:value-type="date">
            <text:p>0187-01-1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87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7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7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7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7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7-12-31" calcext:value-type="date">
            <text:p>0188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88-01-01" calcext:value-type="date">
            <text:p>0188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88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8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8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8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8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8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88-12-31" calcext:value-type="date">
            <text:p>0189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5" office:value-type="date" office:date-value="0189-12-31" calcext:value-type="date">
            <text:p>0190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0-01-01" calcext:value-type="date">
            <text:p>0190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0-01-02" calcext:value-type="date">
            <text:p>0190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0-01-03" calcext:value-type="date">
            <text:p>0190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0-01-04" calcext:value-type="date">
            <text:p>0190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0-01-05" calcext:value-type="date">
            <text:p>0190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0-01-06" calcext:value-type="date">
            <text:p>0190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0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0-12-31" calcext:value-type="date">
            <text:p>0191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1-01-01" calcext:value-type="date">
            <text:p>0191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1-01-02" calcext:value-type="date">
            <text:p>0191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1-01-03" calcext:value-type="date">
            <text:p>0191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1-01-04" calcext:value-type="date">
            <text:p>0191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1-01-05" calcext:value-type="date">
            <text:p>0191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1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1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1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1-12-31" calcext:value-type="date">
            <text:p>0192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2-01-01" calcext:value-type="date">
            <text:p>0192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2-01-02" calcext:value-type="date">
            <text:p>0192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2-01-03" calcext:value-type="date">
            <text:p>0192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2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2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2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2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2-12-31" calcext:value-type="date">
            <text:p>0193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3-01-01" calcext:value-type="date">
            <text:p>0193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3-01-02" calcext:value-type="date">
            <text:p>0193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3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3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3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83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3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3-12-31" calcext:value-type="date">
            <text:p>0194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4-01-01" calcext:value-type="date">
            <text:p>0194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4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4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4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4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4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4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4-12-31" calcext:value-type="date">
            <text:p>0195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5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5-12-31" calcext:value-type="date">
            <text:p>0196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6-01-01" calcext:value-type="date">
            <text:p>0196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6-01-02" calcext:value-type="date">
            <text:p>0196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6-01-03" calcext:value-type="date">
            <text:p>0196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6-01-04" calcext:value-type="date">
            <text:p>0196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6-01-05" calcext:value-type="date">
            <text:p>0196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6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6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6-12-31" calcext:value-type="date">
            <text:p>0197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7-01-01" calcext:value-type="date">
            <text:p>0197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7-01-02" calcext:value-type="date">
            <text:p>0197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7-01-03" calcext:value-type="date">
            <text:p>0197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7-01-04" calcext:value-type="date">
            <text:p>0197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7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7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7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7-12-31" calcext:value-type="date">
            <text:p>0198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8-01-01" calcext:value-type="date">
            <text:p>0198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8-01-02" calcext:value-type="date">
            <text:p>0198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8-01-03" calcext:value-type="date">
            <text:p>0198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8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8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8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8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8-12-31" calcext:value-type="date">
            <text:p>0199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9-01-01" calcext:value-type="date">
            <text:p>0199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199-01-02" calcext:value-type="date">
            <text:p>0199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199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9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9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9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9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199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5" office:value-type="date" office:date-value="0199-12-31" calcext:value-type="date">
            <text:p>0200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5" office:value-type="date" office:date-value="0201-01-01" calcext:value-type="date">
            <text:p>0201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1-01-02" calcext:value-type="date">
            <text:p>0201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1-01-03" calcext:value-type="date">
            <text:p>0201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1-01-04" calcext:value-type="date">
            <text:p>0201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1-01-05" calcext:value-type="date">
            <text:p>0201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1-01-06" calcext:value-type="date">
            <text:p>0201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1-01-07" calcext:value-type="date">
            <text:p>0201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8"/>
          <table:table-cell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8" office:value-type="string" calcext:value-type="string">
            <text:p>0201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2-01-01" calcext:value-type="date">
            <text:p>0202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2-01-02" calcext:value-type="date">
            <text:p>0202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2-01-03" calcext:value-type="date">
            <text:p>0202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2-01-04" calcext:value-type="date">
            <text:p>0202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2-01-05" calcext:value-type="date">
            <text:p>0202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2-01-06" calcext:value-type="date">
            <text:p>0202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02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2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3-01-01" calcext:value-type="date">
            <text:p>0203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3-01-02" calcext:value-type="date">
            <text:p>0203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3-01-03" calcext:value-type="date">
            <text:p>0203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3-01-04" calcext:value-type="date">
            <text:p>0203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3-01-05" calcext:value-type="date">
            <text:p>0203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03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3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3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3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4-01-01" calcext:value-type="date">
            <text:p>0204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4-01-02" calcext:value-type="date">
            <text:p>0204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4-01-03" calcext:value-type="date">
            <text:p>0204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04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4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4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4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4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5-01-01" calcext:value-type="date">
            <text:p>0205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5-01-02" calcext:value-type="date">
            <text:p>0205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05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5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5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5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5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5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6-01-01" calcext:value-type="date">
            <text:p>0206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5" office:value-type="date" office:date-value="0207-01-01" calcext:value-type="date">
            <text:p>0207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7-01-02" calcext:value-type="date">
            <text:p>0207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7-01-03" calcext:value-type="date">
            <text:p>0207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7-01-04" calcext:value-type="date">
            <text:p>0207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7-01-05" calcext:value-type="date">
            <text:p>0207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7-01-06" calcext:value-type="date">
            <text:p>0207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7-01-07" calcext:value-type="date">
            <text:p>0207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8"/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07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7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8-01-01" calcext:value-type="date">
            <text:p>0208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8-01-02" calcext:value-type="date">
            <text:p>0208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8-01-03" calcext:value-type="date">
            <text:p>0208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8-01-04" calcext:value-type="date">
            <text:p>0208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8-01-05" calcext:value-type="date">
            <text:p>0208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08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8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8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09-01-01" calcext:value-type="date">
            <text:p>0209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9-01-02" calcext:value-type="date">
            <text:p>0209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9-01-03" calcext:value-type="date">
            <text:p>0209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09-01-04" calcext:value-type="date">
            <text:p>0209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09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9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9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09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0-01-01" calcext:value-type="date">
            <text:p>0210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0-01-02" calcext:value-type="date">
            <text:p>0210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0-01-03" calcext:value-type="date">
            <text:p>0210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10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0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0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0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0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1-01-01" calcext:value-type="date">
            <text:p>0211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1-01-02" calcext:value-type="date">
            <text:p>0211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5" office:value-type="date" office:date-value="0212-01-01" calcext:value-type="date">
            <text:p>0212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2-01-02" calcext:value-type="date">
            <text:p>0212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2-01-03" calcext:value-type="date">
            <text:p>0212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2-01-04" calcext:value-type="date">
            <text:p>0212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2-01-05" calcext:value-type="date">
            <text:p>0212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2-01-06" calcext:value-type="date">
            <text:p>0212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2-10-07" calcext:value-type="date">
            <text:p>0212-10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12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3-01-01" calcext:value-type="date">
            <text:p>0213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3-01-02" calcext:value-type="date">
            <text:p>0213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3-01-03" calcext:value-type="date">
            <text:p>0213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3-01-04" calcext:value-type="date">
            <text:p>0213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3-01-05" calcext:value-type="date">
            <text:p>0213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3-01-06" calcext:value-type="date">
            <text:p>0213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13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4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4-01-01" calcext:value-type="date">
            <text:p>0214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4-01-02" calcext:value-type="date">
            <text:p>0214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4-01-03" calcext:value-type="date">
            <text:p>0214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4-01-04" calcext:value-type="date">
            <text:p>0214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4-01-05" calcext:value-type="date">
            <text:p>0214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8" office:value-type="string" calcext:value-type="string">
            <text:p>0214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4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4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5-01-01" calcext:value-type="date">
            <text:p>0215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5-01-02" calcext:value-type="date">
            <text:p>0215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5-01-03" calcext:value-type="date">
            <text:p>0215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5-01-04" calcext:value-type="date">
            <text:p>0215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8" office:value-type="string" calcext:value-type="string">
            <text:p>0215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5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5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5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6-01-01" calcext:value-type="date">
            <text:p>0216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6-01-02" calcext:value-type="date">
            <text:p>0216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6-01-03" calcext:value-type="date">
            <text:p>0216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8" office:value-type="string" calcext:value-type="string">
            <text:p>0216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6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6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6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6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6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7-01-01" calcext:value-type="date">
            <text:p>0217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5" office:value-type="date" office:date-value="0218-01-01" calcext:value-type="date">
            <text:p>0218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8-01-02" calcext:value-type="date">
            <text:p>0218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8-01-03" calcext:value-type="date">
            <text:p>0218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8-01-04" calcext:value-type="date">
            <text:p>0218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8-01-05" calcext:value-type="date">
            <text:p>0218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8-01-06" calcext:value-type="date">
            <text:p>0218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8-01-07" calcext:value-type="date">
            <text:p>0218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8"/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8" office:value-type="string" calcext:value-type="string">
            <text:p>0218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5" office:value-type="date" office:date-value="0219-01-01" calcext:value-type="date">
            <text:p>0219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9-01-02" calcext:value-type="date">
            <text:p>0219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9-01-03" calcext:value-type="date">
            <text:p>0219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9-01-04" calcext:value-type="date">
            <text:p>0219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9-01-05" calcext:value-type="date">
            <text:p>0219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5" office:value-type="date" office:date-value="0219-01-06" calcext:value-type="date">
            <text:p>0219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8"/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table:style-name="ce8" office:value-type="string" calcext:value-type="string">
            <text:p>0219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0219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2" table:number-rows-repeated="12">
          <table:table-cell table:style-name="ce8"/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 table:number-rows-repeated="10481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3:07:50.041466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1T15:37:44.386153049</meta:creation-date>
    <dc:date>2025-01-05T13:10:36.045614679</dc:date>
    <meta:editing-duration>PT8H21M55S</meta:editing-duration>
    <meta:editing-cycles>86</meta:editing-cycles>
    <meta:generator>LibreOffice/6.4.7.2$Linux_X86_64 LibreOffice_project/40$Build-2</meta:generator>
    <meta:print-date>2025-01-01T20:16:48.163585104</meta:print-date>
    <meta:document-statistic meta:table-count="1" meta:cell-count="2180" meta:object-count="0"/>
  </office:meta>
</office:document-meta>
</file>